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2efc" officeooo:paragraph-rsid="00192efc"/>
    </style:style>
    <style:style style:name="P2" style:family="paragraph" style:parent-style-name="Standard">
      <style:text-properties officeooo:rsid="00196893" officeooo:paragraph-rsid="00196893"/>
    </style:style>
    <style:style style:name="P3" style:family="paragraph" style:parent-style-name="Standard">
      <style:text-properties officeooo:paragraph-rsid="00196893"/>
    </style:style>
    <style:style style:name="P4" style:family="paragraph" style:parent-style-name="Standard">
      <style:text-properties officeooo:paragraph-rsid="001df3ad"/>
    </style:style>
    <style:style style:name="P5" style:family="paragraph" style:parent-style-name="Standard">
      <loext:graphic-properties draw:fill="solid" draw:fill-color="#2b2b2b"/>
      <style:paragraph-properties fo:background-color="#2b2b2b" fo:padding="0cm" fo:border="none"/>
      <style:text-properties fo:font-size="13pt" style:font-size-asian="13pt" style:font-size-complex="13pt"/>
    </style:style>
    <style:style style:name="P6" style:family="paragraph" style:parent-style-name="Standard">
      <loext:graphic-properties draw:fill="solid" draw:fill-color="#2b2b2b"/>
      <style:paragraph-properties fo:background-color="#2b2b2b" fo:padding="0cm" fo:border="none"/>
      <style:text-properties fo:font-size="13pt" officeooo:rsid="00196893" officeooo:paragraph-rsid="001b1adf" style:font-size-asian="13pt" style:font-size-complex="13pt"/>
    </style:style>
    <style:style style:name="P7" style:family="paragraph" style:parent-style-name="Standard">
      <loext:graphic-properties draw:fill="solid" draw:fill-color="#2b2b2b"/>
      <style:paragraph-properties fo:background-color="#2b2b2b" fo:padding="0cm" fo:border="none"/>
      <style:text-properties fo:font-size="13pt" officeooo:rsid="00196893" officeooo:paragraph-rsid="001df83c" style:font-size-asian="13pt" style:font-size-complex="13pt"/>
    </style:style>
    <style:style style:name="P8" style:family="paragraph" style:parent-style-name="Standard">
      <loext:graphic-properties draw:fill="solid" draw:fill-color="#2b2b2b"/>
      <style:paragraph-properties fo:background-color="#2b2b2b" fo:padding="0cm" fo:border="none"/>
      <style:text-properties fo:font-size="12pt" style:font-size-asian="12pt" style:font-size-complex="12pt"/>
    </style:style>
    <style:style style:name="T1" style:family="text">
      <style:text-properties fo:color="#cc7832" style:font-name="JetBrains Mono" fo:font-style="normal" fo:font-weight="normal" style:font-style-asian="normal" style:font-weight-asian="normal"/>
    </style:style>
    <style:style style:name="T2" style:family="text">
      <style:text-properties fo:color="#9876aa" style:font-name="JetBrains Mono" fo:font-style="normal" fo:font-weight="normal" style:font-style-asian="normal" style:font-weight-asian="normal"/>
    </style:style>
    <style:style style:name="T3" style:family="text">
      <style:text-properties fo:color="#a9b7c6" style:font-name="JetBrains Mono" fo:font-style="normal" fo:font-weight="normal" style:font-style-asian="normal" style:font-weight-asian="normal"/>
    </style:style>
    <style:style style:name="T4" style:family="text">
      <style:text-properties fo:color="#ffc66d" style:font-name="JetBrains Mono" fo:font-style="italic" fo:font-weight="normal" style:font-style-asian="italic" style:font-weight-asian="normal"/>
    </style:style>
    <style:style style:name="T5" style:family="text">
      <style:text-properties fo:color="#ffc66d" style:font-name="JetBrains Mono" fo:font-style="normal" fo:font-weight="normal" style:font-style-asian="normal" style:font-weight-asian="normal"/>
    </style:style>
    <style:style style:name="T6" style:family="text">
      <style:text-properties fo:color="#6a8759" style:font-name="JetBrains Mono" fo:font-style="normal" fo:font-weight="normal" style:font-style-asian="normal" style:font-weight-asian="normal"/>
    </style:style>
    <style:style style:name="T7" style:family="text">
      <style:text-properties officeooo:rsid="00196893"/>
    </style:style>
    <style:style style:name="T8" style:family="text">
      <style:text-properties fo:color="#6897bb" style:font-name="JetBrains Mono" fo:font-style="normal" fo:font-weight="normal" style:font-style-asian="normal" style:font-weight-asian="normal"/>
    </style:style>
    <style:style style:name="T9" style:family="text">
      <style:text-properties officeooo:rsid="001b1adf"/>
    </style:style>
    <style:style style:name="T10" style:family="text">
      <style:text-properties fo:color="#808080" style:font-name="JetBrains Mono" fo:font-size="16pt" fo:font-style="normal" fo:font-weight="normal" style:font-size-asian="16pt" style:font-style-asian="normal" style:font-weight-asian="normal"/>
    </style:style>
    <style:style style:name="T11" style:family="text">
      <style:text-properties officeooo:rsid="001df3ad"/>
    </style:style>
    <style:style style:name="T12" style:family="text">
      <style:text-properties officeooo:rsid="001df8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 La seguente interrogazione porta in uscita il nome dei prodotti e la quantita’ totale acquistata in un determinato intervallo temporale ordinando il risultato in ordine alfabetico. </text:p>
      <text:p text:style-name="Standard"/>
      <text:p text:style-name="P5"><text:span text:style-name="T1">SELECT </text:span><text:span text:style-name="T2">NAME</text:span><text:span text:style-name="T1">,</text:span><text:span text:style-name="T3">TOT_QUANTITY</text:span><text:line-break/><text:span text:style-name="T1">FROM </text:span><text:span text:style-name="T3">PRODUCT </text:span><text:span text:style-name="T1">INNER JOIN</text:span><text:line-break/><text:span text:style-name="T1"> <text:s text:c="4"/></text:span><text:span text:style-name="T3">(</text:span><text:span text:style-name="T1">SELECT </text:span><text:span text:style-name="T2">ID_PRODUCT</text:span><text:span text:style-name="T1">, </text:span><text:span text:style-name="T4">SUM</text:span><text:span text:style-name="T3">(</text:span><text:span text:style-name="T2">QUANTITY</text:span><text:span text:style-name="T3">) </text:span><text:span text:style-name="T1">AS </text:span><text:span text:style-name="T3">TOT_QUANTITY</text:span><text:line-break/><text:span text:style-name="T3"> <text:s text:c="5"/></text:span><text:span text:style-name="T1">FROM </text:span><text:span text:style-name="T3">ORDERS O</text:span><text:line-break/><text:span text:style-name="T3"> <text:s text:c="14"/></text:span><text:span text:style-name="T1">INNER JOIN </text:span><text:span text:style-name="T3">ITEMS_LIST IL </text:span><text:span text:style-name="T1">ON </text:span><text:span text:style-name="T3">O.</text:span><text:span text:style-name="T2">ID </text:span><text:span text:style-name="T3">= IL.</text:span><text:span text:style-name="T2">ID_ORDER</text:span><text:line-break/><text:span text:style-name="T2"> <text:s text:c="5"/></text:span><text:span text:style-name="T1">WHERE </text:span><text:span text:style-name="T3">O.</text:span><text:span text:style-name="T2">ORDER_DATE </text:span><text:span text:style-name="T1">BETWEEN </text:span><text:span text:style-name="T6">'2020-06-01' </text:span><text:span text:style-name="T1">AND </text:span><text:span text:style-name="T6">'2020-06-10'</text:span><text:line-break/><text:span text:style-name="T6"> <text:s text:c="5"/></text:span><text:span text:style-name="T1">GROUP BY </text:span><text:span text:style-name="T3">IL.</text:span><text:span text:style-name="T2">ID_PRODUCT</text:span><text:span text:style-name="T3">) </text:span><text:span text:style-name="T1">AS </text:span><text:span text:style-name="T3">ID_PRODUCT_AND_TOT_QTY</text:span><text:line-break/><text:span text:style-name="T1">ON </text:span><text:span text:style-name="T2">ID </text:span><text:span text:style-name="T3">= </text:span><text:span text:style-name="T2">ID_PRODUCT</text:span><text:line-break/><text:span text:style-name="T1">ORDER BY </text:span><text:span text:style-name="T2">NAME </text:span><text:span text:style-name="T1">ASC;</text:span></text:p>
      <text:p text:style-name="Standard"/>
      <text:p text:style-name="Standard"/>
      <text:p text:style-name="P1">2) La seguente interrogazione porta in uscita il guadagno totale applicando e non applicando gli sconti e la perdita data dall’applicazione degli sconti. </text:p>
      <text:p text:style-name="Standard"/>
      <text:p text:style-name="P8"><text:bookmark-start text:name="__DdeLink__821_226757783"/><text:span text:style-name="T1">SELECT</text:span><text:line-break/><text:span text:style-name="T1"> <text:s text:c="3"/></text:span><text:span text:style-name="T4">SUM</text:span><text:span text:style-name="T3">(TOT_WITH_DISCOUNT_FOR_ORDER) </text:span><text:span text:style-name="T1">AS </text:span><text:span text:style-name="T3">TOT_EARNINGS_WITH_DISCOUNT</text:span><text:span text:style-name="T1">,</text:span><text:line-break/><text:span text:style-name="T1"> <text:s text:c="3"/></text:span><text:span text:style-name="T4">SUM</text:span><text:span text:style-name="T3">(TOT_WITHOUT_DISCOUNT_FOR_ORDER) </text:span><text:span text:style-name="T1">AS </text:span><text:span text:style-name="T3">TOT_EARNINGS_WITHOUT_DISCOUNT</text:span><text:span text:style-name="T1">,</text:span><text:line-break/><text:span text:style-name="T1"> <text:s text:c="3"/></text:span><text:span text:style-name="T4">SUM</text:span><text:span text:style-name="T3">(TOT_WITHOUT_DISCOUNT_FOR_ORDER - TOT_WITH_DISCOUNT_FOR_ORDER) </text:span><text:span text:style-name="T1">AS </text:span><text:span text:style-name="T3">LOST_GAIN</text:span><text:line-break/><text:span text:style-name="T1">FROM</text:span><text:line-break/><text:span text:style-name="T1"> <text:s text:c="3"/></text:span><text:span text:style-name="T3">(</text:span><text:span text:style-name="T1">SELECT</text:span><text:line-break/><text:span text:style-name="T1"> <text:s text:c="8"/></text:span><text:span text:style-name="T3">O.</text:span><text:span text:style-name="T2">ID </text:span><text:span text:style-name="T1">AS </text:span><text:span text:style-name="T3">ID_ORDINE</text:span><text:span text:style-name="T1">,</text:span><text:line-break/><text:span text:style-name="T1"> <text:s text:c="8"/></text:span><text:span text:style-name="T3">O.</text:span><text:span text:style-name="T2">TOT_PRICE </text:span><text:span text:style-name="T1">AS </text:span><text:span text:style-name="T3">TOT_WITH_DISCOUNT_FOR_ORDER</text:span><text:span text:style-name="T1">,</text:span><text:line-break/><text:span text:style-name="T1"> <text:s text:c="8"/></text:span><text:span text:style-name="T3">(</text:span><text:span text:style-name="T1">SELECT</text:span><text:line-break/><text:span text:style-name="T1"> <text:s text:c="13"/></text:span><text:span text:style-name="T4">SUM</text:span><text:span text:style-name="T3">(IL.</text:span><text:span text:style-name="T2">QUANTITY </text:span><text:span text:style-name="T3">* P.</text:span><text:span text:style-name="T2">PRICE</text:span><text:span text:style-name="T3">)</text:span><text:line-break/><text:span text:style-name="T3"> <text:s text:c="9"/></text:span><text:span text:style-name="T1">FROM</text:span><text:line-break/><text:span text:style-name="T1"> <text:s text:c="13"/></text:span><text:span text:style-name="T3">ITEMS_LIST IL</text:span><text:span text:style-name="T1">, </text:span><text:span text:style-name="T3">PRODUCT P</text:span><text:line-break/><text:span text:style-name="T3"> <text:s text:c="9"/></text:span><text:span text:style-name="T1">WHERE</text:span><text:line-break/><text:span text:style-name="T1"> <text:s text:c="17"/></text:span><text:span text:style-name="T3">O.</text:span><text:span text:style-name="T2">ID </text:span><text:span text:style-name="T3">= IL.</text:span><text:span text:style-name="T2">ID_ORDER</text:span><text:line-break/><text:span text:style-name="T2"> <text:s text:c="11"/></text:span><text:span text:style-name="T1">AND </text:span><text:span text:style-name="T3">IL.</text:span><text:span text:style-name="T2">ID_PRODUCT </text:span><text:span text:style-name="T3">= P.</text:span><text:span text:style-name="T2">ID</text:span><text:line-break/><text:span text:style-name="T2"> <text:s text:c="9"/></text:span><text:span text:style-name="T1">ORDER BY </text:span><text:span text:style-name="T3">O.</text:span><text:span text:style-name="T2">ID </text:span><text:span text:style-name="T1">DESC</text:span><text:span text:style-name="T3">) </text:span><text:span text:style-name="T1">AS </text:span><text:span text:style-name="T3">TOT_WITHOUT_DISCOUNT_FOR_ORDER</text:span><text:line-break/><text:span text:style-name="T3"> <text:s text:c="4"/></text:span><text:span text:style-name="T1">FROM</text:span><text:line-break/><text:span text:style-name="T1"> <text:s text:c="8"/></text:span><text:span text:style-name="T3">ORDERS O) </text:span><text:span text:style-name="T1">AS </text:span><text:span text:style-name="T3">TOTAL_FOR_ORDER</text:span><text:span text:style-name="T1">;</text:span><text:bookmark-end text:name="__DdeLink__821_226757783"/></text:p>
      <text:p text:style-name="Standard"/>
      <text:p text:style-name="P3"><text:span text:style-name="T9">3</text:span><text:span text:style-name="T7">) </text:span><text:span text:style-name="T9">La seguente interrogazione porta in uscita il numero totale di ordini annullati nel mese di Giugno riferiti alla regione Veneto.</text:span></text:p>
      <text:p text:style-name="P3"/>
      <text:p text:style-name="P6"><text:span text:style-name="T1">SELECT </text:span><text:span text:style-name="T4">COUNT</text:span><text:span text:style-name="T3">(</text:span><text:span text:style-name="T5">*</text:span><text:span text:style-name="T3">) </text:span><text:span text:style-name="T1">AS </text:span><text:span text:style-name="T3">TOT_ORDINI_ANNULLATI</text:span><text:span text:style-name="T1"><text:line-break/>FROM </text:span><text:span text:style-name="T3">ORDERS </text:span><text:span text:style-name="T1">INNER JOIN </text:span><text:span text:style-name="T3">ITEMS_LIST </text:span></text:p>
      <text:p text:style-name="P6"><text:span text:style-name="T3"><text:tab/></text:span><text:span text:style-name="T1">ON </text:span><text:span text:style-name="T3">ORDERS.</text:span><text:span text:style-name="T2">ID </text:span><text:span text:style-name="T3">= ITEMS_LIST.</text:span><text:span text:style-name="T2">ID_ORDER</text:span><text:span text:style-name="T1"><text:line-break/>WHERE </text:span><text:span text:style-name="T2">DELETED </text:span><text:span text:style-name="T3">= </text:span><text:span text:style-name="T8">0 </text:span><text:span text:style-name="T1">AND </text:span><text:span text:style-name="T2">ORDER_DATE </text:span><text:span text:style-name="T1">LIKE </text:span><text:span text:style-name="T6">'____-06-__' </text:span><text:span text:style-name="T1">AND </text:span><text:span text:style-name="T2">SHIPPING_ADDR </text:span><text:span text:style-name="T1">LIKE </text:span><text:span text:style-name="T6">'%|VENETO|%'</text:span><text:span text:style-name="T1">;</text:span></text:p>
      <text:p text:style-name="P2"/>
      <text:p text:style-name="P2"/>
      <text:p text:style-name="P4"/>
      <text:p text:style-name="P4"><text:soft-page-break/><text:span text:style-name="T11">4) La seguente </text:span><text:span text:style-name="T12">interrogazione elenca, per ogni ora di inizio di un appuntamento riferito all’anno 2020, il numero totale di appuntamenti richiesti in quell’ora ed il numero totale di appuntamenti annullati per la medesima anche se non e’ presente alcun appuntamento annullato.</text:span></text:p>
      <text:p text:style-name="P4"><text:span text:style-name="T10"/></text:p>
      <text:p text:style-name="P7"><text:span text:style-name="T1">SELECT </text:span><text:span text:style-name="T3">B.</text:span><text:span text:style-name="T2">HOUR_START</text:span><text:span text:style-name="T1">, </text:span><text:span text:style-name="T4">COUNT</text:span><text:span text:style-name="T3">(</text:span><text:span text:style-name="T5">*</text:span><text:span text:style-name="T3">) </text:span><text:span text:style-name="T1">AS </text:span><text:span text:style-name="T3">NUM_TOT_EFFETTUATI</text:span><text:span text:style-name="T1">, </text:span><text:span text:style-name="T3">ANNULLATI.TOT </text:span><text:span text:style-name="T1">AS </text:span><text:span text:style-name="T3">NUM_TOT_ANNULLATI</text:span><text:line-break/><text:span text:style-name="T1">FROM </text:span><text:span text:style-name="T3">BOOKING B </text:span><text:span text:style-name="T1">LEFT OUTER JOIN </text:span></text:p>
      <text:p text:style-name="P7"><text:span text:style-name="T1"><text:tab/> <text:s text:c="5"/></text:span><text:span text:style-name="T3">(</text:span><text:span text:style-name="T1">SELECT </text:span><text:span text:style-name="T2">HOUR_START</text:span><text:span text:style-name="T1">, </text:span><text:span text:style-name="T4">COUNT</text:span><text:span text:style-name="T3">(</text:span><text:span text:style-name="T5">*</text:span><text:span text:style-name="T3">) </text:span><text:span text:style-name="T1">AS </text:span><text:span text:style-name="T3">TOT</text:span><text:line-break/><text:span text:style-name="T3"> <text:s text:c="15"/></text:span><text:span text:style-name="T1">FROM </text:span><text:span text:style-name="T3">BOOKING</text:span><text:line-break/><text:span text:style-name="T3"> <text:s text:c="15"/></text:span><text:span text:style-name="T1">WHERE </text:span><text:span text:style-name="T2">DELETED </text:span><text:span text:style-name="T1">IS NOT NULL AND </text:span><text:span text:style-name="T4">YEAR</text:span><text:span text:style-name="T3">(</text:span><text:span text:style-name="T2">DATE</text:span><text:span text:style-name="T3">) = </text:span><text:span text:style-name="T8">2020</text:span><text:line-break/><text:span text:style-name="T8"> <text:s text:c="15"/></text:span><text:span text:style-name="T1">GROUP BY </text:span><text:span text:style-name="T2">HOUR_START</text:span><text:line-break/><text:span text:style-name="T2"> <text:s text:c="15"/></text:span><text:span text:style-name="T1">ORDER BY </text:span><text:span text:style-name="T2">HOUR_START</text:span><text:span text:style-name="T3">) </text:span><text:span text:style-name="T1">AS </text:span><text:span text:style-name="T3">ANNULLATI </text:span><text:span text:style-name="T1">ON </text:span></text:p>
      <text:p text:style-name="P7"><text:span text:style-name="T1"><text:tab/> <text:s text:c="6"/></text:span><text:span text:style-name="T3">B.</text:span><text:span text:style-name="T2">HOUR_START </text:span><text:span text:style-name="T3">= ANNULLATI.</text:span><text:span text:style-name="T2">HOUR_START</text:span><text:line-break/><text:span text:style-name="T1">WHERE </text:span><text:span text:style-name="T4">YEAR</text:span><text:span text:style-name="T3">(B.</text:span><text:span text:style-name="T2">DATE</text:span><text:span text:style-name="T3">) = </text:span><text:span text:style-name="T8">2020</text:span><text:line-break/><text:span text:style-name="T1">GROUP BY </text:span><text:span text:style-name="T3">B.</text:span><text:span text:style-name="T2">HOUR_START</text:span><text:line-break/><text:span text:style-name="T1">ORDER BY </text:span><text:span text:style-name="T3">B.</text:span><text:span text:style-name="T2">HOUR_START</text:span><text:span text:style-name="T1">;</text:span></text:p>
      <text:p text:style-name="P4"><text:span text:style-name="T10"/></text:p>
      <text:p text:style-name="P4"><text:line-break/></text:p>
      <text:p text:style-name="P4"><text:span text:style-name="T7"><text:line-break/></text:span></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23:38:02.621676446</meta:creation-date>
    <dc:date>2020-06-20T00:47:15.956226294</dc:date>
    <meta:editing-duration>PT18M37S</meta:editing-duration>
    <meta:editing-cycles>3</meta:editing-cycles>
    <meta:generator>LibreOffice/6.4.4.2$Linux_X86_64 LibreOffice_project/3d775be2011f3886db32dfd395a6a6d1ca2630ff</meta:generator>
    <meta:document-statistic meta:table-count="0" meta:image-count="0" meta:object-count="0" meta:page-count="2" meta:paragraph-count="13" meta:word-count="279" meta:character-count="2388" meta:non-whitespace-character-count="1850"/>
  </office:meta>
</office:document-meta>
</file>